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Présentation du projet</text:span><text:line-break/><text:line-break/>Ce programme permet d’aider au quotidien les techniciens réseaux.Il permet pour pouvoir voir les stocks et de maintenir a jour avec des fonctionnalités simple tout cela dans une base de données SQL facile a l'emplo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5T18:02:17.768000000</meta:creation-date>
    <dc:date>2023-04-25T18:16:35.264000000</dc:date>
    <meta:editing-duration>PT14M18S</meta:editing-duration>
    <meta:editing-cycles>1</meta:editing-cycles>
    <meta:document-statistic meta:table-count="0" meta:image-count="0" meta:object-count="0" meta:page-count="1" meta:paragraph-count="1" meta:word-count="38" meta:character-count="239" meta:non-whitespace-character-count="201"/>
    <meta:generator>LibreOffice/7.3.0.3$Windows_X86_64 LibreOffice_project/0f246aa12d0eee4a0f7adcefbf7c878fc2238db3</meta:generator>
  </office:meta>
</office:document-meta>
</file>